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0047ff" draw:marker-start-width="0.355cm" draw:marker-end="Arrow" draw:marker-end-width="0.254cm" draw:fill="solid" draw:fill-color="#cc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8080" draw:marker-start-width="0.355cm" draw:marker-end="Arrow" draw:marker-end-width="0.254cm" draw:fill="solid" draw:fill-color="#cc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solid" draw:fill-color="#cc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8080" draw:marker-start-width="0.356cm" draw:marker-end-width="0.35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508cm" draw:marker-end-width="0.508cm" draw:fill="solid" draw:fill-color="#ccffff" draw:opacity="0%" draw:textarea-horizontal-align="justify" draw:textarea-vertical-align="middle" draw:auto-grow-height="false" fo:min-height="0cm" fo:min-width="0cm" fo:padding-top="0.176cm" fo:padding-bottom="0.176cm" fo:padding-left="0.301cm" fo:padding-right="0.301cm" draw:shadow-opacity="0%"/>
    </style:style>
    <style:style style:name="gr6" style:family="graphic" style:parent-style-name="objectwithoutfill">
      <style:graphic-properties svg:stroke-width="0.051cm" svg:stroke-color="#008080" draw:marker-start-width="0.355cm" draw:marker-end="Arrow" draw:marker-end-width="0.254cm" draw:fill="solid" draw:fill-color="#ffff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8080" draw:marker-start-width="0.356cm" draw:marker-end-width="0.35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6cm" draw:marker-end-width="0.356cm" draw:fill="solid" draw:fill-color="#ccffff" draw:opacity="0%" draw:textarea-horizontal-align="justify" draw:textarea-vertical-align="middle" draw:auto-grow-height="false" fo:min-height="0cm" fo:min-width="0cm" fo:padding-top="0.151cm" fo:padding-bottom="0.151cm" fo:padding-left="0.276cm" fo:padding-right="0.276cm" draw:shadow-opacity="0%"/>
    </style:style>
    <style:style style:name="gr9" style:family="graphic" style:parent-style-name="objectwithoutfill">
      <style:graphic-properties svg:stroke-width="0.051cm" svg:stroke-color="#00808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svg:stroke-color="#0047ff" draw:marker-start-width="0.355cm" draw:marker-end-width="0.355cm" draw:fill="solid" draw:fill-color="#cc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2" style:family="graphic" style:parent-style-name="standard">
      <style:graphic-properties svg:stroke-width="0.051cm" svg:stroke-color="#008080" draw:marker-start-width="0.356cm" draw:marker-end-width="0.35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_20_with_20_no_20_fill_20_and_20_no_20_line">
      <style:graphic-properties draw:fill="none" draw:fill-color="#ccffff" draw:textarea-vertical-align="middle" draw:ole-draw-aspect="1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668cm" svg:y1="12.192cm" svg:x2="10.922cm" svg:y2="9.905cm">
          <text:p/>
        </draw:line>
        <draw:line draw:style-name="gr2" draw:text-style-name="P1" draw:layer="layout" svg:x1="12.302cm" svg:y1="13.236cm" svg:x2="12.05cm" svg:y2="14.284cm">
          <text:p/>
        </draw:line>
        <draw:line draw:style-name="gr3" draw:text-style-name="P1" draw:layer="layout" svg:x1="14.054cm" svg:y1="11.335cm" svg:x2="12.435cm" svg:y2="13.113cm">
          <text:p/>
        </draw:line>
        <draw:custom-shape draw:style-name="gr4" draw:text-style-name="P1" draw:layer="layout" svg:width="0.511cm" svg:height="0.509cm" draw:transform="skewX (-0.00977384381116818) rotate (-2.59233753798718) translate (12.653cm 13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08cm" svg:height="5.08cm" svg:x="10.162cm" svg:y="7.6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67cm" svg:y1="10.519cm" svg:x2="12.105cm" svg:y2="9.443cm">
          <text:p/>
        </draw:line>
        <draw:line draw:style-name="gr2" draw:text-style-name="P1" draw:layer="layout" svg:x1="14.054cm" svg:y1="11.335cm" svg:x2="13.802cm" svg:y2="12.383cm">
          <text:p/>
        </draw:line>
        <draw:line draw:style-name="gr6" draw:text-style-name="P1" draw:layer="layout" svg:x1="11.533cm" svg:y1="8.426cm" svg:x2="10.463cm" svg:y2="8.294cm">
          <text:p/>
        </draw:line>
        <draw:line draw:style-name="gr2" draw:text-style-name="P1" draw:layer="layout" svg:x1="14.042cm" svg:y1="8.581cm" svg:x2="14.589cm" svg:y2="9.509cm">
          <text:p/>
        </draw:line>
        <draw:line draw:style-name="gr2" draw:text-style-name="P1" draw:layer="layout" svg:x1="10.668cm" svg:y1="12.192cm" svg:x2="11.43cm" svg:y2="11.43cm">
          <text:p/>
        </draw:line>
        <draw:custom-shape draw:style-name="gr7" draw:text-style-name="P1" draw:layer="layout" svg:width="0.509cm" svg:height="0.511cm" draw:transform="skewX (-0.00593411945678069) rotate (-2.59233753798718) translate (14.405cm 11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9cm" svg:height="0.509cm" svg:x="10.414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3cm" draw:transform="skewX (0.00191986217719376) rotate (-1.82334546955848) translate (14.347cm 8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8cm" draw:transform="skewX (0.00785398163397444) rotate (0.843168561638461) translate (11.809cm 10.5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7cm" svg:height="0.508cm" draw:transform="rotate (2.23384690962754) translate (11.489cm 8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382cm" svg:y1="13.236cm" svg:x2="17.13cm" svg:y2="14.284cm">
          <text:p/>
        </draw:line>
        <draw:line draw:style-name="gr3" draw:text-style-name="P1" draw:layer="layout" svg:x1="19.134cm" svg:y1="11.335cm" svg:x2="17.515cm" svg:y2="13.113cm">
          <text:p/>
        </draw:line>
        <draw:custom-shape draw:style-name="gr4" draw:text-style-name="P1" draw:layer="layout" svg:width="0.505cm" svg:height="0.507cm" draw:transform="skewX (0.0019198621771938) rotate (-2.59233753798718) translate (17.73cm 13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1cm" svg:height="5.08cm" svg:x="15.242cm" svg:y="7.6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47cm" svg:y1="10.519cm" svg:x2="17.185cm" svg:y2="9.443cm">
          <text:p/>
        </draw:line>
        <draw:line draw:style-name="gr2" draw:text-style-name="P1" draw:layer="layout" svg:x1="19.134cm" svg:y1="11.335cm" svg:x2="18.882cm" svg:y2="12.383cm">
          <text:p/>
        </draw:line>
        <draw:line draw:style-name="gr6" draw:text-style-name="P1" draw:layer="layout" svg:x1="16.613cm" svg:y1="8.426cm" svg:x2="15.543cm" svg:y2="8.294cm">
          <text:p/>
        </draw:line>
        <draw:line draw:style-name="gr2" draw:text-style-name="P1" draw:layer="layout" svg:x1="19.122cm" svg:y1="8.581cm" svg:x2="19.669cm" svg:y2="9.509cm">
          <text:p/>
        </draw:line>
        <draw:line draw:style-name="gr2" draw:text-style-name="P1" draw:layer="layout" svg:x1="15.748cm" svg:y1="12.192cm" svg:x2="16.51cm" svg:y2="11.43cm">
          <text:p/>
        </draw:line>
        <draw:custom-shape draw:style-name="gr7" draw:text-style-name="P1" draw:layer="layout" svg:width="0.505cm" svg:height="0.507cm" draw:transform="skewX (-0.00191986217719375) rotate (-2.59233753798718) translate (19.483cm 11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cm" svg:height="0.509cm" svg:x="15.496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9cm" svg:height="0.508cm" draw:transform="skewX (-0.00977384381116825) rotate (-1.82334546955848) translate (19.431cm 8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7cm" svg:height="0.51cm" draw:transform="skewX (0.00383972435438751) rotate (0.843168561638461) translate (16.889cm 10.5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7cm" svg:height="0.509cm" draw:transform="rotate (2.23384690962754) translate (16.569cm 8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22cm" svg:y1="13.236cm" svg:x2="6.97cm" svg:y2="14.284cm">
          <text:p/>
        </draw:line>
        <draw:line draw:style-name="gr3" draw:text-style-name="P1" draw:layer="layout" svg:x1="8.974cm" svg:y1="11.335cm" svg:x2="7.355cm" svg:y2="13.113cm">
          <text:p/>
        </draw:line>
        <draw:custom-shape draw:style-name="gr4" draw:text-style-name="P1" draw:layer="layout" svg:width="0.508cm" svg:height="0.51cm" draw:transform="skewX (-0.00977384381116825) rotate (-2.59233753798718) translate (7.572cm 13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4cm" svg:height="5.08cm" svg:x="5.078cm" svg:y="7.6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87cm" svg:y1="10.519cm" svg:x2="7.025cm" svg:y2="9.443cm">
          <text:p/>
        </draw:line>
        <draw:line draw:style-name="gr2" draw:text-style-name="P1" draw:layer="layout" svg:x1="8.974cm" svg:y1="11.335cm" svg:x2="8.722cm" svg:y2="12.383cm">
          <text:p/>
        </draw:line>
        <draw:line draw:style-name="gr6" draw:text-style-name="P1" draw:layer="layout" svg:x1="6.453cm" svg:y1="8.426cm" svg:x2="5.383cm" svg:y2="8.294cm">
          <text:p/>
        </draw:line>
        <draw:line draw:style-name="gr2" draw:text-style-name="P1" draw:layer="layout" svg:x1="8.962cm" svg:y1="8.581cm" svg:x2="9.509cm" svg:y2="9.509cm">
          <text:p/>
        </draw:line>
        <draw:line draw:style-name="gr2" draw:text-style-name="P1" draw:layer="layout" svg:x1="5.588cm" svg:y1="12.192cm" svg:x2="6.35cm" svg:y2="11.43cm">
          <text:p/>
        </draw:line>
        <draw:custom-shape draw:style-name="gr7" draw:text-style-name="P1" draw:layer="layout" svg:width="0.506cm" svg:height="0.507cm" draw:transform="rotate (-2.59233753798718) translate (9.323cm 11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1cm" svg:height="0.509cm" svg:x="5.334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9cm" svg:height="0.507cm" draw:transform="skewX (-0.0118682389135614) rotate (-1.82334546955848) translate (9.271cm 8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9cm" draw:transform="skewX (0.0137881010907551) rotate (0.843168561638461) translate (6.731cm 10.5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9cm" svg:height="0.506cm" draw:transform="skewX (0.00191986217719373) rotate (2.23384690962754) translate (6.413cm 8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cm" svg:height="5.081cm" svg:x="10.162cm" svg:y="2.5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67cm" svg:y1="5.439cm" svg:x2="12.105cm" svg:y2="4.363cm">
          <text:p/>
        </draw:line>
        <draw:line draw:style-name="gr2" draw:text-style-name="P1" draw:layer="layout" svg:x1="14.054cm" svg:y1="6.255cm" svg:x2="13.802cm" svg:y2="7.303cm">
          <text:p/>
        </draw:line>
        <draw:line draw:style-name="gr2" draw:text-style-name="P1" draw:layer="layout" svg:x1="11.533cm" svg:y1="3.346cm" svg:x2="10.463cm" svg:y2="3.214cm">
          <text:p/>
        </draw:line>
        <draw:line draw:style-name="gr2" draw:text-style-name="P1" draw:layer="layout" svg:x1="14.042cm" svg:y1="3.501cm" svg:x2="14.589cm" svg:y2="4.429cm">
          <text:p/>
        </draw:line>
        <draw:line draw:style-name="gr2" draw:text-style-name="P1" draw:layer="layout" svg:x1="12.29cm" svg:y1="8.156cm" svg:x2="12.038cm" svg:y2="9.204cm">
          <text:p/>
        </draw:line>
        <draw:line draw:style-name="gr3" draw:text-style-name="P1" draw:layer="layout" svg:x1="14.042cm" svg:y1="6.255cm" svg:x2="12.423cm" svg:y2="8.033cm">
          <text:p/>
        </draw:line>
        <draw:custom-shape draw:style-name="gr4" draw:text-style-name="P1" draw:layer="layout" svg:width="0.515cm" svg:height="0.506cm" draw:transform="skewX (-0.0059341194567807) rotate (-2.59233753798718) translate (12.642cm 8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9cm" svg:height="0.511cm" draw:transform="skewX (-0.00593411945678069) rotate (-2.59233753798718) translate (14.405cm 6.3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4cm" svg:height="0.503cm" draw:transform="rotate (-1.82334546955848) translate (14.347cm 3.3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5cm" draw:transform="skewX (0.0059341194567806) rotate (0.843168561638461) translate (11.809cm 5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7cm" draw:transform="skewX (-0.00191986217719369) rotate (2.23384690962754) translate (11.489cm 3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302cm" svg:y1="18.316cm" svg:x2="12.05cm" svg:y2="19.364cm">
          <text:p/>
        </draw:line>
        <draw:line draw:style-name="gr10" draw:text-style-name="P1" draw:layer="layout" svg:x1="14.054cm" svg:y1="16.415cm" svg:x2="12.435cm" svg:y2="18.193cm">
          <text:p/>
        </draw:line>
        <draw:custom-shape draw:style-name="gr4" draw:text-style-name="P1" draw:layer="layout" svg:width="0.512cm" svg:height="0.509cm" draw:transform="skewX (-0.00401425727958695) rotate (-2.59233753798718) translate (12.653cm 18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cm" svg:height="5.084cm" svg:x="10.162cm" svg:y="12.69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67cm" svg:y1="15.599cm" svg:x2="12.105cm" svg:y2="14.523cm">
          <text:p/>
        </draw:line>
        <draw:line draw:style-name="gr2" draw:text-style-name="P1" draw:layer="layout" svg:x1="14.054cm" svg:y1="16.415cm" svg:x2="13.802cm" svg:y2="17.463cm">
          <text:p/>
        </draw:line>
        <draw:line draw:style-name="gr6" draw:text-style-name="P1" draw:layer="layout" svg:x1="11.533cm" svg:y1="13.506cm" svg:x2="10.463cm" svg:y2="13.374cm">
          <text:p/>
        </draw:line>
        <draw:line draw:style-name="gr2" draw:text-style-name="P1" draw:layer="layout" svg:x1="14.042cm" svg:y1="13.661cm" svg:x2="14.589cm" svg:y2="14.589cm">
          <text:p/>
        </draw:line>
        <draw:line draw:style-name="gr2" draw:text-style-name="P1" draw:layer="layout" svg:x1="10.668cm" svg:y1="17.272cm" svg:x2="11.43cm" svg:y2="16.51cm">
          <text:p/>
        </draw:line>
        <draw:custom-shape draw:style-name="gr7" draw:text-style-name="P1" draw:layer="layout" svg:width="0.506cm" svg:height="0.512cm" draw:transform="skewX (-0.00977384381116818) rotate (-2.59233753798718) translate (14.405cm 16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9cm" svg:height="0.511cm" svg:x="10.414cm" svg:y="1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4cm" svg:height="0.504cm" draw:transform="skewX (0.00785398163397449) rotate (-1.82334546955848) translate (14.347cm 13.4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5cm" draw:transform="skewX (0.0118682389135614) rotate (0.843168561638461) translate (11.809cm 15.6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7cm" svg:height="0.507cm" draw:transform="skewX (-0.00785398163397449) rotate (2.23384690962754) translate (11.489cm 13.8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1cm" svg:height="5.081cm" svg:x="15.242cm" svg:y="2.5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47cm" svg:y1="5.439cm" svg:x2="17.185cm" svg:y2="4.363cm">
          <text:p/>
        </draw:line>
        <draw:line draw:style-name="gr2" draw:text-style-name="P1" draw:layer="layout" svg:x1="16.613cm" svg:y1="3.346cm" svg:x2="15.543cm" svg:y2="3.214cm">
          <text:p/>
        </draw:line>
        <draw:line draw:style-name="gr2" draw:text-style-name="P1" draw:layer="layout" svg:x1="19.122cm" svg:y1="3.501cm" svg:x2="19.669cm" svg:y2="4.429cm">
          <text:p/>
        </draw:line>
        <draw:line draw:style-name="gr2" draw:text-style-name="P1" draw:layer="layout" svg:x1="15.748cm" svg:y1="7.112cm" svg:x2="16.51cm" svg:y2="6.35cm">
          <text:p/>
        </draw:line>
        <draw:line draw:style-name="gr2" draw:text-style-name="P1" draw:layer="layout" svg:x1="17.382cm" svg:y1="8.097cm" svg:x2="17.13cm" svg:y2="9.145cm">
          <text:p/>
        </draw:line>
        <draw:line draw:style-name="gr3" draw:text-style-name="P1" draw:layer="layout" svg:x1="19.134cm" svg:y1="6.196cm" svg:x2="17.515cm" svg:y2="7.974cm">
          <text:p/>
        </draw:line>
        <draw:custom-shape draw:style-name="gr4" draw:text-style-name="P1" draw:layer="layout" svg:width="0.505cm" svg:height="0.508cm" draw:transform="skewX (0.00191986217719367) rotate (-2.59233753798718) translate (17.73cm 8.1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134cm" svg:y1="6.255cm" svg:x2="18.882cm" svg:y2="7.303cm">
          <text:p/>
        </draw:line>
        <draw:custom-shape draw:style-name="gr7" draw:text-style-name="P1" draw:layer="layout" svg:width="0.505cm" svg:height="0.509cm" draw:transform="skewX (0.00593411945678079) rotate (-2.59233753798718) translate (19.483cm 6.3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cm" svg:height="0.51cm" svg:x="15.496cm" svg:y="6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9cm" draw:transform="skewX (-0.00593411945678071) rotate (-1.82334546955848) translate (19.431cm 3.3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cm" svg:height="0.503cm" draw:transform="skewX (0.00401425727958679) rotate (0.843168561638461) translate (16.889cm 5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11cm" draw:transform="skewX (0.00191986217719374) rotate (2.23384690962754) translate (16.569cm 3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2cm" svg:y1="18.316cm" svg:x2="17.13cm" svg:y2="19.364cm">
          <text:p/>
        </draw:line>
        <draw:line draw:style-name="gr10" draw:text-style-name="P1" draw:layer="layout" svg:x1="19.134cm" svg:y1="16.415cm" svg:x2="17.515cm" svg:y2="18.193cm">
          <text:p/>
        </draw:line>
        <draw:custom-shape draw:style-name="gr4" draw:text-style-name="P1" draw:layer="layout" svg:width="0.507cm" svg:height="0.507cm" draw:transform="skewX (0.00785398163397443) rotate (-2.59233753798718) translate (17.73cm 18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1cm" svg:height="5.084cm" svg:x="15.242cm" svg:y="12.69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47cm" svg:y1="15.599cm" svg:x2="17.185cm" svg:y2="14.523cm">
          <text:p/>
        </draw:line>
        <draw:line draw:style-name="gr2" draw:text-style-name="P1" draw:layer="layout" svg:x1="19.134cm" svg:y1="16.415cm" svg:x2="18.882cm" svg:y2="17.463cm">
          <text:p/>
        </draw:line>
        <draw:line draw:style-name="gr6" draw:text-style-name="P1" draw:layer="layout" svg:x1="16.613cm" svg:y1="13.506cm" svg:x2="15.543cm" svg:y2="13.374cm">
          <text:p/>
        </draw:line>
        <draw:line draw:style-name="gr2" draw:text-style-name="P1" draw:layer="layout" svg:x1="19.122cm" svg:y1="13.661cm" svg:x2="19.669cm" svg:y2="14.589cm">
          <text:p/>
        </draw:line>
        <draw:line draw:style-name="gr2" draw:text-style-name="P1" draw:layer="layout" svg:x1="15.748cm" svg:y1="17.272cm" svg:x2="16.51cm" svg:y2="16.51cm">
          <text:p/>
        </draw:line>
        <draw:custom-shape draw:style-name="gr7" draw:text-style-name="P1" draw:layer="layout" svg:width="0.503cm" svg:height="0.509cm" draw:transform="rotate (-2.59233753798718) translate (19.483cm 16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cm" svg:height="0.511cm" svg:x="15.496cm" svg:y="1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9cm" draw:transform="skewX (-0.00593411945678071) rotate (-1.82334546955848) translate (19.431cm 13.4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7cm" svg:height="0.507cm" draw:transform="skewX (0.00785398163397449) rotate (0.843168561638461) translate (16.889cm 15.6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7cm" svg:height="0.51cm" draw:transform="skewX (-0.00191986217719375) rotate (2.23384690962754) translate (16.569cm 13.8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4cm" svg:height="5.081cm" svg:x="5.078cm" svg:y="2.5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87cm" svg:y1="5.439cm" svg:x2="7.025cm" svg:y2="4.363cm">
          <text:p/>
        </draw:line>
        <draw:line draw:style-name="gr2" draw:text-style-name="P1" draw:layer="layout" svg:x1="8.974cm" svg:y1="6.255cm" svg:x2="8.722cm" svg:y2="7.303cm">
          <text:p/>
        </draw:line>
        <draw:line draw:style-name="gr2" draw:text-style-name="P1" draw:layer="layout" svg:x1="6.453cm" svg:y1="3.346cm" svg:x2="5.383cm" svg:y2="3.214cm">
          <text:p/>
        </draw:line>
        <draw:line draw:style-name="gr2" draw:text-style-name="P1" draw:layer="layout" svg:x1="8.962cm" svg:y1="3.501cm" svg:x2="9.509cm" svg:y2="4.429cm">
          <text:p/>
        </draw:line>
        <draw:line draw:style-name="gr2" draw:text-style-name="P1" draw:layer="layout" svg:x1="5.588cm" svg:y1="7.112cm" svg:x2="6.35cm" svg:y2="6.35cm">
          <text:p/>
        </draw:line>
        <draw:line draw:style-name="gr2" draw:text-style-name="P1" draw:layer="layout" svg:x1="7.222cm" svg:y1="8.156cm" svg:x2="6.97cm" svg:y2="9.204cm">
          <text:p/>
        </draw:line>
        <draw:line draw:style-name="gr3" draw:text-style-name="P1" draw:layer="layout" svg:x1="8.974cm" svg:y1="6.255cm" svg:x2="7.355cm" svg:y2="8.033cm">
          <text:p/>
        </draw:line>
        <draw:custom-shape draw:style-name="gr4" draw:text-style-name="P1" draw:layer="layout" svg:width="0.511cm" svg:height="0.506cm" draw:transform="skewX (-0.00191986217719371) rotate (-2.59233753798718) translate (7.572cm 8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6cm" svg:height="0.507cm" draw:transform="skewX (0.0118682389135615) rotate (-2.59233753798718) translate (9.323cm 6.3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1cm" svg:height="0.51cm" svg:x="5.334cm" svg:y="6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7cm" draw:transform="skewX (-0.0099483767363677) rotate (-1.82334546955848) translate (9.271cm 3.3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3cm" draw:transform="skewX (0.00994837673636763) rotate (0.843168561638461) translate (6.731cm 5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1cm" svg:height="0.503cm" draw:transform="skewX (-0.00191986217719375) rotate (2.23384690962754) translate (6.413cm 3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222cm" svg:y1="18.316cm" svg:x2="6.97cm" svg:y2="19.364cm">
          <text:p/>
        </draw:line>
        <draw:line draw:style-name="gr10" draw:text-style-name="P1" draw:layer="layout" svg:x1="8.974cm" svg:y1="16.415cm" svg:x2="7.355cm" svg:y2="18.193cm">
          <text:p/>
        </draw:line>
        <draw:custom-shape draw:style-name="gr4" draw:text-style-name="P1" draw:layer="layout" svg:width="0.51cm" svg:height="0.507cm" draw:transform="skewX (-0.00593411945678078) rotate (-2.59233753798718) translate (7.572cm 18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84cm" svg:height="5.084cm" svg:x="5.078cm" svg:y="12.69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87cm" svg:y1="15.599cm" svg:x2="7.025cm" svg:y2="14.523cm">
          <text:p/>
        </draw:line>
        <draw:line draw:style-name="gr2" draw:text-style-name="P1" draw:layer="layout" svg:x1="8.974cm" svg:y1="16.415cm" svg:x2="8.722cm" svg:y2="17.463cm">
          <text:p/>
        </draw:line>
        <draw:line draw:style-name="gr6" draw:text-style-name="P1" draw:layer="layout" svg:x1="6.453cm" svg:y1="13.506cm" svg:x2="5.383cm" svg:y2="13.374cm">
          <text:p/>
        </draw:line>
        <draw:line draw:style-name="gr2" draw:text-style-name="P1" draw:layer="layout" svg:x1="8.962cm" svg:y1="13.661cm" svg:x2="9.509cm" svg:y2="14.589cm">
          <text:p/>
        </draw:line>
        <draw:line draw:style-name="gr2" draw:text-style-name="P1" draw:layer="layout" svg:x1="5.588cm" svg:y1="17.272cm" svg:x2="6.35cm" svg:y2="16.51cm">
          <text:p/>
        </draw:line>
        <draw:custom-shape draw:style-name="gr7" draw:text-style-name="P1" draw:layer="layout" svg:width="0.504cm" svg:height="0.506cm" draw:transform="skewX (-0.00401425727958704) rotate (-2.59233753798718) translate (9.323cm 16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11cm" svg:height="0.511cm" svg:x="5.334cm" svg:y="1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9cm" draw:transform="skewX (-0.00593411945678071) rotate (-1.82334546955848) translate (9.271cm 13.4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5cm" svg:height="0.508cm" draw:transform="skewX (0.013788101090755) rotate (0.843168561638461) translate (6.731cm 15.6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9cm" svg:height="0.504cm" draw:transform="skewX (-0.00401425727958691) rotate (2.23384690962754) translate (6.413cm 13.8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68cm" svg:y1="7.112cm" svg:x2="11.43cm" svg:y2="6.35cm">
          <text:p/>
        </draw:line>
        <draw:custom-shape draw:style-name="gr7" draw:text-style-name="P1" draw:layer="layout" svg:width="0.509cm" svg:height="0.51cm" svg:x="10.414cm" svg:y="6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571cm" svg:height="4.571cm" svg:x="8.38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298cm" svg:y1="2.917cm" svg:x2="17.046cm" svg:y2="3.965cm">
          <text:p/>
        </draw:line>
        <draw:line draw:style-name="gr10" draw:text-style-name="P1" draw:layer="layout" svg:x1="19.05cm" svg:y1="1.016cm" svg:x2="17.431cm" svg:y2="2.794cm">
          <text:p/>
        </draw:line>
        <draw:custom-shape draw:style-name="gr4" draw:text-style-name="P1" draw:layer="layout" svg:width="0.508cm" svg:height="0.505cm" draw:transform="skewX (-0.00785398163397444) rotate (-2.59233753798718) translate (17.649cm 2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287cm" svg:y1="3.017cm" svg:x2="12.035cm" svg:y2="4.065cm">
          <text:p/>
        </draw:line>
        <draw:line draw:style-name="gr10" draw:text-style-name="P1" draw:layer="layout" svg:x1="14.039cm" svg:y1="1.116cm" svg:x2="12.42cm" svg:y2="2.894cm">
          <text:p/>
        </draw:line>
        <draw:custom-shape draw:style-name="gr12" draw:text-style-name="P1" draw:layer="layout" svg:width="0.508cm" svg:height="0.505cm" draw:transform="skewX (-0.00401425727958691) rotate (-2.59233753798718) translate (12.636cm 3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21cm" svg:y1="2.917cm" svg:x2="6.958cm" svg:y2="3.965cm">
          <text:p/>
        </draw:line>
        <draw:line draw:style-name="gr10" draw:text-style-name="P1" draw:layer="layout" svg:x1="8.962cm" svg:y1="1.016cm" svg:x2="7.343cm" svg:y2="2.794cm">
          <text:p/>
        </draw:line>
        <draw:custom-shape draw:style-name="gr4" draw:text-style-name="P1" draw:layer="layout" svg:width="0.504cm" svg:height="0.502cm" draw:transform="skewX (0.00593411945678063) rotate (-2.59233753798718) translate (7.557cm 2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298cm" svg:y1="2.905cm" svg:x2="17.046cm" svg:y2="3.953cm">
          <text:p/>
        </draw:line>
        <draw:line draw:style-name="gr10" draw:text-style-name="P1" draw:layer="layout" svg:x1="19.05cm" svg:y1="1.004cm" svg:x2="17.431cm" svg:y2="2.782cm">
          <text:p/>
        </draw:line>
        <draw:custom-shape draw:style-name="gr4" draw:text-style-name="P1" draw:layer="layout" svg:width="0.506cm" svg:height="0.511cm" draw:transform="skewX (-0.0136135681655558) rotate (-2.59233753798718) translate (17.649cm 2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0.32cm" svg:y1="12.7cm" svg:x2="22.86cm" svg:y2="12.7cm">
          <text:p/>
        </draw:line>
        <draw:line draw:style-name="gr13" draw:text-style-name="P1" draw:layer="layout" svg:x1="20.32cm" svg:y1="2.54cm" svg:x2="22.86cm" svg:y2="2.54cm">
          <text:p/>
        </draw:line>
        <draw:line draw:style-name="gr13" draw:text-style-name="P1" draw:layer="layout" svg:x1="20.32cm" svg:y1="7.62cm" svg:x2="22.86cm" svg:y2="7.62cm">
          <text:p/>
        </draw:line>
        <draw:line draw:style-name="gr13" draw:text-style-name="P1" draw:layer="layout" svg:x1="2.54cm" svg:y1="2.54cm" svg:x2="5.08cm" svg:y2="2.54cm">
          <text:p/>
        </draw:line>
        <draw:line draw:style-name="gr13" draw:text-style-name="P1" draw:layer="layout" svg:x1="20.32cm" svg:y1="17.78cm" svg:x2="22.86cm" svg:y2="17.78cm">
          <text:p/>
        </draw:line>
        <draw:line draw:style-name="gr13" draw:text-style-name="P1" draw:layer="layout" svg:x1="2.54cm" svg:y1="7.62cm" svg:x2="5.08cm" svg:y2="7.62cm">
          <text:p/>
        </draw:line>
        <draw:line draw:style-name="gr13" draw:text-style-name="P1" draw:layer="layout" svg:x1="2.54cm" svg:y1="12.7cm" svg:x2="5.08cm" svg:y2="12.7cm">
          <text:p/>
        </draw:line>
        <draw:line draw:style-name="gr13" draw:text-style-name="P1" draw:layer="layout" svg:x1="2.54cm" svg:y1="17.78cm" svg:x2="5.08cm" svg:y2="17.78cm">
          <text:p/>
        </draw:line>
        <draw:line draw:style-name="gr13" draw:text-style-name="P1" draw:layer="layout" svg:x1="5.08cm" svg:y1="17.78cm" svg:x2="5.08cm" svg:y2="20.32cm">
          <text:p/>
        </draw:line>
        <draw:line draw:style-name="gr13" draw:text-style-name="P1" draw:layer="layout" svg:x1="10.16cm" svg:y1="17.78cm" svg:x2="10.16cm" svg:y2="20.32cm">
          <text:p/>
        </draw:line>
        <draw:line draw:style-name="gr13" draw:text-style-name="P1" draw:layer="layout" svg:x1="15.24cm" svg:y1="17.78cm" svg:x2="15.24cm" svg:y2="20.32cm">
          <text:p/>
        </draw:line>
        <draw:line draw:style-name="gr13" draw:text-style-name="P1" draw:layer="layout" svg:x1="20.32cm" svg:y1="17.78cm" svg:x2="20.32cm" svg:y2="20.32cm">
          <text:p/>
        </draw:line>
        <draw:line draw:style-name="gr13" draw:text-style-name="P1" draw:layer="layout" svg:x1="20.32cm" svg:y1="0cm" svg:x2="20.32cm" svg:y2="2.54cm">
          <text:p/>
        </draw:line>
        <draw:line draw:style-name="gr13" draw:text-style-name="P1" draw:layer="layout" svg:x1="15.24cm" svg:y1="0cm" svg:x2="15.24cm" svg:y2="2.54cm">
          <text:p/>
        </draw:line>
        <draw:line draw:style-name="gr13" draw:text-style-name="P1" draw:layer="layout" svg:x1="10.16cm" svg:y1="0cm" svg:x2="10.16cm" svg:y2="2.54cm">
          <text:p/>
        </draw:line>
        <draw:line draw:style-name="gr13" draw:text-style-name="P1" draw:layer="layout" svg:x1="5.08cm" svg:y1="0cm" svg:x2="5.08cm" svg:y2="2.54cm">
          <text:p/>
        </draw:line>
        <draw:frame draw:style-name="gr14" draw:text-style-name="P1" draw:layer="layout" svg:width="0.733cm" svg:height="0.539cm" svg:x="10.869cm" svg:y="10.63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1" draw:layer="layout" svg:width="0.466cm" svg:height="0.474cm" svg:x="15.494cm" svg:y="9.90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1" draw:layer="layout" svg:width="0.466cm" svg:height="0.474cm" svg:x="12.423cm" svg:y="6.89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1-28T14:15:50.737565811</meta:creation-date>
    <dc:date>2016-02-11T10:02:42.989227221</dc:date>
    <dc:creator>Madan Lamichhane</dc:creator>
    <meta:editing-duration>PT22M1S</meta:editing-duration>
    <meta:editing-cycles>4</meta:editing-cycles>
    <meta:generator>LibreOffice/4.2.8.2$Linux_X86_64 LibreOffice_project/420m0$Build-2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sub>
      <mi>r</mi>
      <mi mathvariant="italic">cut</mi>
    </msub>
    <annotation encoding="StarMath 5.0">r_cut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